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.65cm" fo:min-width="9.4cm"/>
    </style:style>
    <style:style style:name="gr2" style:family="graphic" style:parent-style-name="standard">
      <style:graphic-properties draw:textarea-horizontal-align="justify" draw:textarea-vertical-align="top" draw:auto-grow-height="false" fo:min-height="1.65cm" fo:min-width="7.1cm"/>
    </style:style>
    <style:style style:name="gr3" style:family="graphic" style:parent-style-name="standard">
      <style:graphic-properties draw:textarea-horizontal-align="justify" draw:textarea-vertical-align="top" draw:auto-grow-height="false" fo:min-height="1.65cm" fo:min-width="8.1cm"/>
    </style:style>
    <style:style style:name="gr4" style:family="graphic" style:parent-style-name="standard">
      <style:graphic-properties draw:textarea-horizontal-align="justify" draw:textarea-vertical-align="top" draw:auto-grow-height="false" fo:min-height="1.65cm" fo:min-width="6.8cm"/>
    </style:style>
    <style:style style:name="gr5" style:family="graphic" style:parent-style-name="standard">
      <style:graphic-properties svg:stroke-width="0.053cm" svg:stroke-color="#000000" draw:marker-start="" draw:marker-start-width="0.279cm" draw:marker-end="Triangle_20_unfilled" draw:marker-end-width="0.5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="" draw:marker-start-width="0.279cm" draw:marker-end="Arrow" draw:marker-end-width="0.4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="Arrow" draw:marker-start-width="0.4cm" draw:marker-end="Arrow" draw:marker-end-width="0.4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053cm" draw:marker-start-width="0.279cm" draw:marker-end-width="0.279cm" draw:fill="none" draw:opacity="100%" draw:opacity-name="" draw:textarea-horizontal-align="justify" draw:textarea-vertical-align="bottom" draw:auto-grow-height="false" fo:min-height="5.298cm" fo:min-width="25.348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Fine_20_Dashed" svg:stroke-width="0.053cm" draw:marker-start-width="0.279cm" draw:marker-end-width="0.279cm" draw:fill="none" draw:opacity="100%" draw:opacity-name="" draw:textarea-horizontal-align="justify" draw:textarea-vertical-align="top" draw:auto-grow-height="false" fo:min-height="21.298cm" fo:min-width="39.448cm" fo:padding-top="0.151cm" fo:padding-bottom="0.151cm" fo:padding-left="0.276cm" fo:padding-right="0.276cm"/>
    </style:style>
    <style:style style:name="gr10" style:family="graphic" style:parent-style-name="standard">
      <style:graphic-properties draw:stroke="dash" draw:stroke-dash="Fine_20_Dashed" svg:stroke-width="0.053cm" draw:marker-start-width="0.279cm" draw:marker-end-width="0.279cm" draw:fill="none" draw:opacity="100%" draw:opacity-name="" draw:textarea-horizontal-align="justify" draw:textarea-vertical-align="bottom" draw:auto-grow-height="false" fo:min-height="8.398cm" fo:min-width="38.248cm" fo:padding-top="0.151cm" fo:padding-bottom="0.151cm" fo:padding-left="0.276cm" fo:padding-right="0.276cm"/>
    </style:style>
    <style:style style:name="gr11" style:family="graphic" style:parent-style-name="standard">
      <style:graphic-properties draw:stroke="dash" draw:stroke-dash="Fine_20_Dashed" svg:stroke-width="0.053cm" draw:marker-start-width="0.279cm" draw:marker-end-width="0.279cm" draw:fill="none" draw:opacity="100%" draw:opacity-name="" draw:textarea-horizontal-align="justify" draw:textarea-vertical-align="top" draw:auto-grow-height="false" fo:min-height="10.198cm" fo:min-width="38.2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opacity="100%"/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9.9cm" svg:height="1.9cm" svg:x="3cm" svg:y="19.5cm">
          <text:p text:style-name="P1">Game</text:p>
          <text:p text:style-name="P2"><text:span text:style-name="T1">- registeredComponents : List&lt;GameComponent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cm" svg:height="1.9cm" svg:x="16.3cm" svg:y="19.5cm">
          <text:p text:style-name="P1">SimpleGam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8.6cm" svg:height="1.9cm" svg:x="15.8cm" svg:y="23.8cm">
          <text:p text:style-name="P1">GameStorage</text:p>
          <text:p text:style-name="P2"><text:span text:style-name="T1">+ static final defaultGame : Simple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9.9cm" svg:height="1.9cm" svg:x="3cm" svg:y="13.7cm">
          <text:p text:style-name="P1">GameComponent</text:p>
          <text:p text:style-name="P1"><text:span text:style-name="T1">extends VerticalLayout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7.6cm" svg:height="1.9cm" svg:x="16.3cm" svg:y="13.7cm">
          <text:p text:style-name="P1">SimpleGameComponent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7.3cm" svg:height="1.9cm" svg:x="4.3cm" svg:y="9.5cm">
          <text:p text:style-name="P1">DrawComponent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6.3cm" svg:y1="20.45cm" svg:x2="12.9cm" svg:y2="20.45cm" draw:start-shape="id1" draw:end-shape="id2" svg:d="M16300 20450h-3400" svg:viewBox="0 0 3401 1">
          <text:p/>
        </draw:connector>
        <draw:connector draw:style-name="gr5" draw:text-style-name="P1" draw:layer="layout" svg:x1="16.3cm" svg:y1="14.65cm" svg:x2="12.9cm" svg:y2="14.65cm" draw:start-shape="id3" draw:end-shape="id4" svg:d="M16300 14650h-3400" svg:viewBox="0 0 3401 1">
          <text:p/>
        </draw:connector>
        <draw:connector draw:style-name="gr6" draw:text-style-name="P1" draw:layer="layout" svg:x1="20.1cm" svg:y1="21.4cm" svg:x2="20.1cm" svg:y2="23.8cm" draw:start-shape="id1" draw:end-shape="id5" svg:d="M20100 21400v2400" svg:viewBox="0 0 1 2401">
          <text:p/>
        </draw:connector>
        <draw:connector draw:style-name="gr7" draw:text-style-name="P1" draw:layer="layout" svg:x1="7.95cm" svg:y1="11.4cm" svg:x2="7.95cm" svg:y2="13.7cm" draw:start-shape="id6" draw:end-shape="id4" draw:end-glue-point="0" svg:d="M7950 11400v2300" svg:viewBox="0 0 1 2301">
          <text:p/>
        </draw:connector>
        <draw:connector draw:style-name="gr7" draw:text-style-name="P1" draw:layer="layout" svg:x1="7.95cm" svg:y1="15.6cm" svg:x2="7.95cm" svg:y2="19.5cm" draw:start-shape="id4" draw:end-shape="id2" svg:d="M7950 15600v3900" svg:viewBox="0 0 1 3901">
          <text:p/>
        </draw:connector>
        <draw:custom-shape draw:style-name="gr4" draw:text-style-name="P1" xml:id="id7" draw:id="id7" draw:layer="layout" svg:width="7.3cm" svg:height="1.9cm" svg:x="4.3cm" svg:y="3.1cm">
          <text:p text:style-name="P1">DrawComponentWidget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95cm" svg:y1="5cm" svg:x2="7.95cm" svg:y2="9.5cm" draw:start-shape="id7" draw:start-glue-point="2" draw:end-shape="id6" svg:d="M7950 5000v4500" svg:viewBox="0 0 1 4501">
          <text:p/>
        </draw:connector>
        <draw:custom-shape draw:style-name="gr8" draw:text-style-name="P3" draw:layer="layout" svg:width="25.9cm" svg:height="5.6cm" svg:x="1cm" svg:y="1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0cm" svg:height="21.6cm" svg:x="1cm" svg:y="7.1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3cm" svg:height="1.9cm" svg:x="14.3cm" svg:y="9.5cm">
          <text:p text:style-name="P1">MenuComponent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8.8cm" svg:height="8.7cm" svg:x="1.6cm" svg:y="8.5cm">
          <text:p text:style-name="P2">frontend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8.8cm" svg:height="10.5cm" svg:x="1.6cm" svg:y="17.7cm">
          <text:p text:style-name="P2">backen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square" draw:cx="50%" draw:cy="50%" draw:start="100%" draw:end="0%" draw:angle="0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axial" draw:start="100%" draw:end="0%" draw:angle="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22:00:38.302938533</meta:creation-date>
    <dc:date>2016-10-14T01:15:51.447411189</dc:date>
    <meta:editing-duration>PT2H22M41S</meta:editing-duration>
    <meta:editing-cycles>5</meta:editing-cycles>
    <meta:generator>LibreOffice/5.1.4.2$Linux_X86_64 LibreOffice_project/10m0$Build-2</meta:generator>
    <meta:document-statistic meta:object-count="18"/>
  </office:meta>
</office:document-meta>
</file>